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7A15444E.png" manifest:media-type="image/png"/>
  <manifest:file-entry manifest:full-path="Pictures/1000042100000BCC00000BCCB0C66D05.svg" manifest:media-type="image/svg+xml"/>
  <manifest:file-entry manifest:full-path="Pictures/100002010000007200000072682E9522.png" manifest:media-type="image/png"/>
  <manifest:file-entry manifest:full-path="Pictures/100003C300000BCC00000BCCE0E487AB.svg" manifest:media-type="image/svg+xml"/>
  <manifest:file-entry manifest:full-path="Pictures/10000201000005F70000043878C2D9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ff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Arial" fo:text-shadow="none" fo:font-weight="bold" style:font-weight-asian="bold" style:font-weight-complex="bold"/>
    </style:style>
    <style:style style:name="T1" style:family="text">
      <style:text-properties fo:color="#ffffff" style:font-name="Arial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8.345cm" svg:x="1cm" svg:y="1.055cm">
          <draw:image xlink:href="Pictures/10000201000005F70000043878C2D990.png" xlink:type="simple" xlink:show="embed" xlink:actuate="onLoad">
            <text:p/>
          </draw:image>
        </draw:frame>
        <draw:line draw:style-name="gr2" draw:text-style-name="P1" draw:layer="layout" svg:x1="3.575cm" svg:y1="17.75cm" svg:x2="9.575cm" svg:y2="17.75cm">
          <text:p/>
        </draw:line>
        <draw:line draw:style-name="gr2" draw:text-style-name="P1" draw:layer="layout" svg:x1="3.575cm" svg:y1="18.55cm" svg:x2="9.575cm" svg:y2="18.55cm">
          <text:p/>
        </draw:line>
        <draw:line draw:style-name="gr2" draw:text-style-name="P1" draw:layer="layout" svg:x1="3.575cm" svg:y1="16.95cm" svg:x2="9.575cm" svg:y2="16.95cm">
          <text:p/>
        </draw:line>
        <draw:g>
          <draw:line draw:style-name="gr2" draw:text-style-name="P1" draw:layer="layout" svg:x1="4.4cm" svg:y1="18.6cm" svg:x2="4.4cm" svg:y2="12.6cm">
            <text:p/>
          </draw:line>
          <draw:line draw:style-name="gr2" draw:text-style-name="P1" draw:layer="layout" svg:x1="5.2cm" svg:y1="18.6cm" svg:x2="5.2cm" svg:y2="12.6cm">
            <text:p/>
          </draw:line>
          <draw:line draw:style-name="gr2" draw:text-style-name="P1" draw:layer="layout" svg:x1="3.6cm" svg:y1="18.6cm" svg:x2="3.6cm" svg:y2="12.6cm">
            <text:p/>
          </draw:line>
        </draw:g>
        <draw:frame draw:style-name="gr3" draw:text-style-name="P2" draw:layer="layout" svg:width="6.5cm" svg:height="0.962cm" svg:x="5.4cm" svg:y="15.7cm">
          <draw:text-box>
            <text:p text:style-name="P2"><text:span text:style-name="T1">Fiber Direction</text:span></text:p>
          </draw:text-box>
        </draw:frame>
        <draw:frame draw:style-name="gr1" draw:text-style-name="P1" draw:layer="layout" svg:width="6.83cm" svg:height="6.83cm" svg:x="8.5cm" svg:y="1.7cm">
          <draw:image xlink:href="Pictures/100003C300000BCC00000BCCE0E487AB.svg" xlink:type="simple" xlink:show="embed" xlink:actuate="onLoad">
            <text:p/>
          </draw:image>
          <draw:image xlink:href="Pictures/100002010000007200000072682E9522.png" xlink:type="simple" xlink:show="embed" xlink:actuate="onLoad"/>
        </draw:frame>
        <draw:frame draw:style-name="gr1" draw:text-style-name="P1" draw:layer="layout" svg:width="6.84cm" svg:height="6.84cm" svg:x="20.56cm" svg:y="1.7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22:20:51.880263580</meta:creation-date>
    <dc:date>2016-09-21T22:29:42.571953029</dc:date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